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2.926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table:style-name="ce26" office:value-type="float" office:value="1369000">
            <text:p>1,36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69551000">
            <text:p>69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0851000">
            <text:p>70,85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982000">
            <text:p>115,98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7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1"/>
        <table:table-column table:style-name="co24" table:default-cell-style-name="ce1"/>
        <table:table-column table:style-name="co2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7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7268000">
            <text:p>67,26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714000">
            <text:p>56,714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1832000">
            <text:p>61,83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2016-02-15</text:date>, <text:time>21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2-15T21:18:59</dc:date>
    <dc:creator>Ben Miller</dc:creator>
    <meta:editing-duration>P170DT4H7M38S</meta:editing-duration>
    <meta:editing-cycles>367</meta:editing-cycles>
    <meta:document-statistic meta:table-count="11" meta:cell-count="2513" meta:object-count="0"/>
    <meta:user-defined meta:name=""/>
  </office:meta>
</office:document-meta>
</file>